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20000009E1150F94F55116794.png" manifest:media-type="image/png"/>
  <manifest:file-entry manifest:full-path="Pictures/100000010000037D0000013B811E025D6E42355D.png" manifest:media-type="image/png"/>
  <manifest:file-entry manifest:full-path="Pictures/100000010000007E000001562181DDB5E1020B0D.png" manifest:media-type="image/png"/>
  <manifest:file-entry manifest:full-path="Pictures/10000001000004F80000024E8873E89E4425FEF7.png" manifest:media-type="image/png"/>
  <manifest:file-entry manifest:full-path="Pictures/10000001000001A700000327B796318D87E42D57.png" manifest:media-type="image/png"/>
  <manifest:file-entry manifest:full-path="Pictures/100000010000022A00000128E91C081A1B978310.png" manifest:media-type="image/png"/>
  <manifest:file-entry manifest:full-path="Pictures/100000010000008C000000815100E37A07D2AAEE.png" manifest:media-type="image/png"/>
  <manifest:file-entry manifest:full-path="Pictures/10000001000005DD000002188C2B373D30FAB6D3.png" manifest:media-type="image/png"/>
  <manifest:file-entry manifest:full-path="Pictures/100000010000050B0000013C55665B84464575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no: Leonardo Dasso Migotto</text:p>
      <text:p text:style-name="Standard">Cartão: 00325098</text:p>
      <text:p text:style-name="Standard"/>
      <text:p text:style-name="Standard">Nome do projeto: ldm_meiosomador</text:p>
      <text:p text:style-name="Standard"/>
      <text:p text:style-name="Standard">Descrição: Circuito do Meio Somador.</text:p>
      <text:p text:style-name="Standard"/>
      <text:p text:style-name="Standard">Símbolo:</text:p>
      <text:p text:style-name="Standard"><draw:frame draw:style-name="fr2" draw:name="image2.png" text:anchor-type="as-char" svg:width="4.71cm" svg:height="4.18cm" draw:z-index="0"><draw:image xlink:href="Pictures/10000001000000B20000009E1150F94F55116794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2" draw:name="image6.png" text:anchor-type="as-char" svg:width="14.063cm" svg:height="6.518cm" draw:z-index="1"><draw:image xlink:href="Pictures/10000001000004F80000024E8873E89E4425FEF7.png" xlink:type="simple" xlink:show="embed" xlink:actuate="onLoad" draw:mime-type="image/png"/></draw:frame></text:p>
      <text:p text:style-name="Standard">Simulação:</text:p>
      <text:p text:style-name="Standard"><draw:frame draw:style-name="fr2" draw:name="image3.png" text:anchor-type="as-char" svg:width="13.543cm" svg:height="7.235cm" draw:z-index="2"><draw:image xlink:href="Pictures/100000010000022A00000128E91C081A1B978310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somadorcompleto</text:p>
      <text:p text:style-name="Standard"/>
      <text:p text:style-name="Standard">Descrição: Circuito do Somador Completo.</text:p>
      <text:p text:style-name="Standard"/>
      <text:p text:style-name="Standard">Símbolo:</text:p>
      <text:p text:style-name="Standard"><draw:frame draw:style-name="fr2" draw:name="image5.png" text:anchor-type="as-char" svg:width="3.704cm" svg:height="3.413cm" draw:z-index="3"><draw:image xlink:href="Pictures/100000010000008C000000815100E37A07D2AAEE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2" draw:name="image4.png" text:anchor-type="as-char" svg:width="15.921cm" svg:height="5.68cm" draw:z-index="4"><draw:image xlink:href="Pictures/10000001000005DD000002188C2B373D30FAB6D3.png" xlink:type="simple" xlink:show="embed" xlink:actuate="onLoad" draw:mime-type="image/png"/></draw:frame></text:p>
      <text:p text:style-name="Standard">Simulação:</text:p>
      <text:p text:style-name="Standard"><draw:frame draw:style-name="fr2" draw:name="image1.png" text:anchor-type="as-char" svg:width="15.921cm" svg:height="5.609cm" draw:z-index="5"><draw:image xlink:href="Pictures/100000010000037D0000013B811E025D6E42355D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rca</text:p>
      <text:p text:style-name="Standard"/>
      <text:p text:style-name="Standard">Descrição: Circuito do somador e subtrator Ripple Carry Adder.<draw:frame draw:style-name="fr1" draw:name="image7.png" text:anchor-type="char" svg:x="8.731cm" svg:y="0.688cm" svg:width="9.73cm" svg:height="18.561cm" draw:z-index="8"><draw:image xlink:href="Pictures/10000001000001A700000327B796318D87E42D57.png" xlink:type="simple" xlink:show="embed" xlink:actuate="onLoad" draw:mime-type="image/png"/></draw:frame><draw:frame draw:style-name="fr1" draw:name="image9.png" text:anchor-type="char" svg:x="1.984cm" svg:y="0.699cm" svg:width="3.334cm" svg:height="9.049cm" draw:z-index="7"><draw:image xlink:href="Pictures/100000010000007E000001562181DDB5E1020B0D.png" xlink:type="simple" xlink:show="embed" xlink:actuate="onLoad" draw:mime-type="image/png"/></draw:frame></text:p>
      <text:p text:style-name="Standard"/>
      <text:p text:style-name="Standard">Símbolo: <text:s text:c="50"/>Circuito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.png" text:anchor-type="char" svg:x="-2.558cm" svg:y="3.022cm" svg:width="21.02cm" svg:height="5.112cm" draw:z-index="6"><draw:image xlink:href="Pictures/100000010000050B0000013C55665B84464575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imulação: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3-06-06T21:49:34.613000000</dc:date>
    <meta:editing-duration>PT17S</meta:editing-duration>
    <meta:editing-cycles>1</meta:editing-cycles>
    <meta:document-statistic meta:table-count="0" meta:image-count="9" meta:object-count="0" meta:page-count="4" meta:paragraph-count="26" meta:word-count="58" meta:character-count="497" meta:non-whitespace-character-count="409"/>
  </office:meta>
</office:document-meta>
</file>